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b3e7" officeooo:paragraph-rsid="0009b3e7"/>
    </style:style>
    <style:style style:name="P2" style:family="paragraph" style:parent-style-name="Heading_20_1">
      <style:text-properties officeooo:rsid="0009b3e7" officeooo:paragraph-rsid="0009b3e7"/>
    </style:style>
    <style:style style:name="P3" style:family="paragraph" style:parent-style-name="Heading_20_2">
      <style:text-properties officeooo:rsid="0009b3e7" officeooo:paragraph-rsid="0009b3e7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0b0e14"/>
    </style:style>
    <style:style style:name="P5" style:family="paragraph" style:parent-style-name="Standard">
      <style:text-properties fo:color="#000000" loext:opacity="100%" officeooo:paragraph-rsid="0009b3e7" fo:background-color="transparen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T1" style:family="text">
      <style:text-properties officeooo:rsid="0009b3e7"/>
    </style:style>
    <style:style style:name="T2" style:family="text">
      <style:text-properties fo:color="#39bae6" loext:opacity="100%"/>
    </style:style>
    <style:style style:name="T3" style:family="text">
      <style:text-properties fo:color="#bfbdb6" loext:opacity="100%"/>
    </style:style>
    <style:style style:name="T4" style:family="text">
      <style:text-properties fo:color="#aad94c" loext:opacity="100%"/>
    </style:style>
    <style:style style:name="T5" style:family="text">
      <style:text-properties fo:color="#fb2372" loext:opacity="100%"/>
    </style:style>
    <style:style style:name="T6" style:family="text">
      <style:text-properties fo:color="#acb6bf" loext:opacity="100%"/>
    </style:style>
    <style:style style:name="T7" style:family="text">
      <style:text-properties fo:color="#f29668" loext:opacity="100%"/>
    </style:style>
    <style:style style:name="T8" style:family="text">
      <style:text-properties fo:color="#d2a6ff" loext:opacity="100%"/>
    </style:style>
    <style:style style:name="T9" style:family="text">
      <style:text-properties fo:color="#59c2ff" loext:opacity="100%"/>
    </style:style>
    <style:style style:name="T10" style:family="text">
      <style:text-properties fo:color="#95e6cb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Vagrant</text:h>
      <text:h text:style-name="P3" text:outline-level="2">Vagrantfile</text:h>
      <text:p text:style-name="P5">Vagrant.configure("2") do |config|</text:p>
      <text:p text:style-name="P6">  config.vm.box = "debian/bullseye64"</text:p>
      <text:p text:style-name="P6">  config.vm.hostname = "debianc"</text:p>
      <text:p text:style-name="P6">  config.vm.define "debianc"</text:p>
      <text:p text:style-name="P6">  config.vm.synced_folder "src/", "/compartida"</text:p>
      <text:p text:style-name="P6">  config.vm.provider "virtualbox" do |vb|</text:p>
      <text:p text:style-name="P6">    vb.name = "debianc"</text:p>
      <text:p text:style-name="P6">    vb.memory = "512"</text:p>
      <text:p text:style-name="P6">    vb.cpus = 1</text:p>
      <text:p text:style-name="P6">  end</text:p>
      <text:p text:style-name="P6">  config.vm.provision "shell", path: "script.sh"</text:p>
      <text:p text:style-name="P5">end</text:p>
      <text:h text:style-name="Heading_20_2" text:outline-level="2"><text:line-break/><text:span text:style-name="T1">script.sh</text:span></text:h>
      <text:p text:style-name="P6">#!/bin/bash</text:p>
      <text:p text:style-name="P6">apt update</text:p>
      <text:p text:style-name="P6">DEBIAN_FRONTEND=noninteractive apt -y upgrade</text:p>
      <text:p text:style-name="P6">adduser marc &lt;&lt; EOF</text:p>
      <text:p text:style-name="P6">1234</text:p>
      <text:p text:style-name="P6">1234</text:p>
      <text:p text:style-name="P6">EOF</text:p>
      <text:p text:style-name="P6">usermod -aG sudo marc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b3e7" officeooo:paragraph-rsid="0009b3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9/05/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0:14:31.074000000</meta:creation-date>
    <meta:editing-cycles>4</meta:editing-cycles>
    <meta:editing-duration>PT2M47S</meta:editing-duration>
    <dc:title>Base</dc:title>
    <meta:generator>LibreOffice/7.6.6.3$Windows_X86_64 LibreOffice_project/d97b2716a9a4a2ce1391dee1765565ea469b0ae7</meta:generator>
    <dc:date>2024-05-29T20:17:17.661000000</dc:date>
    <meta:document-statistic meta:table-count="0" meta:image-count="0" meta:object-count="0" meta:page-count="1" meta:paragraph-count="24" meta:word-count="58" meta:character-count="507" meta:non-whitespace-character-count="445"/>
    <meta:template xlink:type="simple" xlink:actuate="onRequest" xlink:title="Base" xlink:href="../../../../../../../AppData/Roaming/LibreOffice/4/user/template/Base.ott" meta:date="2024-05-29T20:14:29.772000000"/>
  </office:meta>
</office:document-meta>
</file>